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8f5a3" officeooo:paragraph-rsid="0008f5a3"/>
    </style:style>
    <style:style style:name="P2" style:family="paragraph" style:parent-style-name="Standard">
      <style:paragraph-properties fo:text-align="end" style:justify-single-word="false"/>
      <style:text-properties officeooo:rsid="00092512" officeooo:paragraph-rsid="00092512"/>
    </style:style>
    <style:style style:name="P3" style:family="paragraph" style:parent-style-name="Standard">
      <style:paragraph-properties fo:text-align="end" style:justify-single-word="false"/>
      <style:text-properties officeooo:rsid="0009d51d" officeooo:paragraph-rsid="0009d51d"/>
    </style:style>
    <style:style style:name="P4" style:family="paragraph" style:parent-style-name="Standard">
      <style:paragraph-properties fo:text-align="end" style:justify-single-word="false"/>
      <style:text-properties officeooo:rsid="000ae7ab" officeooo:paragraph-rsid="000ae7ab"/>
    </style:style>
    <style:style style:name="P5" style:family="paragraph" style:parent-style-name="Standard">
      <style:paragraph-properties fo:text-align="end" style:justify-single-word="false"/>
      <style:text-properties officeooo:rsid="000c5508" officeooo:paragraph-rsid="000c5508"/>
    </style:style>
    <style:style style:name="P6" style:family="paragraph" style:parent-style-name="Standard">
      <style:paragraph-properties fo:text-align="center" style:justify-single-word="false"/>
      <style:text-properties officeooo:rsid="000c5508" officeooo:paragraph-rsid="000c5508"/>
    </style:style>
    <style:style style:name="P7" style:family="paragraph" style:parent-style-name="Standard">
      <style:paragraph-properties fo:text-align="center" style:justify-single-word="false"/>
      <style:text-properties officeooo:rsid="000c5508" officeooo:paragraph-rsid="00124370"/>
    </style:style>
    <style:style style:name="P8" style:family="paragraph" style:parent-style-name="Standard">
      <style:paragraph-properties fo:text-align="start" style:justify-single-word="false"/>
      <style:text-properties fo:font-size="12pt" officeooo:rsid="000dec46" officeooo:paragraph-rsid="000dec46" style:font-size-asian="12pt" style:font-size-complex="12pt"/>
    </style:style>
    <style:style style:name="P9" style:family="paragraph" style:parent-style-name="Standard">
      <style:paragraph-properties fo:text-align="start" style:justify-single-word="false"/>
      <style:text-properties fo:font-size="12pt" officeooo:rsid="000f2ee3" officeooo:paragraph-rsid="000f2ee3" style:font-size-asian="12pt" style:font-size-complex="12pt"/>
    </style:style>
    <style:style style:name="P10" style:family="paragraph" style:parent-style-name="Standard">
      <style:paragraph-properties fo:text-align="start" style:justify-single-word="false"/>
      <style:text-properties fo:font-size="12pt" officeooo:rsid="0010aa37" officeooo:paragraph-rsid="0010aa37" style:font-size-asian="12pt" style:font-size-complex="12pt"/>
    </style:style>
    <style:style style:name="P11" style:family="paragraph" style:parent-style-name="Standard">
      <style:paragraph-properties fo:text-align="start" style:justify-single-word="false"/>
      <style:text-properties fo:font-size="12pt" officeooo:rsid="0010aa37" officeooo:paragraph-rsid="002024b5" style:font-size-asian="12pt" style:font-size-complex="12pt"/>
    </style:style>
    <style:style style:name="P12" style:family="paragraph" style:parent-style-name="Standard">
      <style:paragraph-properties fo:text-align="start" style:justify-single-word="false"/>
      <style:text-properties fo:font-size="12pt" officeooo:rsid="00168a13" officeooo:paragraph-rsid="00168a13" style:font-size-asian="12pt" style:font-size-complex="12pt"/>
    </style:style>
    <style:style style:name="P13" style:family="paragraph" style:parent-style-name="Standard">
      <style:paragraph-properties fo:text-align="start" style:justify-single-word="false"/>
      <style:text-properties fo:font-size="12pt" officeooo:rsid="001b5643" officeooo:paragraph-rsid="001b5643" style:font-size-asian="12pt" style:font-size-complex="12pt"/>
    </style:style>
    <style:style style:name="P14" style:family="paragraph" style:parent-style-name="Standard">
      <style:paragraph-properties fo:text-align="end" style:justify-single-word="false"/>
      <style:text-properties fo:font-size="12pt" officeooo:rsid="001cf251" officeooo:paragraph-rsid="001cf251" style:font-size-asian="12pt" style:font-size-complex="12pt"/>
    </style:style>
    <style:style style:name="P15" style:family="paragraph" style:parent-style-name="Standard">
      <style:paragraph-properties fo:text-align="start" style:justify-single-word="false"/>
      <style:text-properties fo:font-size="12pt" officeooo:rsid="001cf251" officeooo:paragraph-rsid="001cf251" style:font-size-asian="12pt" style:font-size-complex="12pt"/>
    </style:style>
    <style:style style:name="P16" style:family="paragraph" style:parent-style-name="Standard">
      <style:paragraph-properties fo:text-align="start" style:justify-single-word="false"/>
      <style:text-properties fo:font-size="12pt" fo:font-weight="bold" officeooo:rsid="000dec46" officeooo:paragraph-rsid="000dec46" style:font-size-asian="12pt" style:font-weight-asian="bold" style:font-size-complex="12pt" style:font-weight-complex="bold"/>
    </style:style>
    <style:style style:name="P17" style:family="paragraph" style:parent-style-name="Standard">
      <style:text-properties officeooo:paragraph-rsid="0008f5a3"/>
    </style:style>
    <style:style style:name="T1" style:family="text">
      <style:text-properties officeooo:rsid="000f2ee3"/>
    </style:style>
    <style:style style:name="T2" style:family="text">
      <style:text-properties officeooo:rsid="0013fc01"/>
    </style:style>
    <style:style style:name="T3" style:family="text">
      <style:text-properties officeooo:rsid="00155dfe"/>
    </style:style>
    <style:style style:name="T4" style:family="text">
      <style:text-properties officeooo:rsid="00168a13"/>
    </style:style>
    <style:style style:name="T5" style:family="text">
      <style:text-properties officeooo:rsid="001965a6"/>
    </style:style>
    <style:style style:name="T6" style:family="text">
      <style:text-properties officeooo:rsid="00229f40"/>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229f40"/>
    </style:style>
    <style:style style:name="T9" style:family="text">
      <style:text-properties style:text-underline-style="none"/>
    </style:style>
    <style:style style:name="T10" style:family="text">
      <style:text-properties style:text-underline-style="none" officeooo:rsid="00229f40"/>
    </style:style>
    <style:style style:name="T11" style:family="text">
      <style:text-properties style:text-underline-style="none" officeooo:rsid="0008f5a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UEIL HUGO</text:p>
      <text:p text:style-name="P1">22 RUE DU MOULIN D'AULNE, VILLENEUVE DE RIVIERE</text:p>
      <text:p text:style-name="P1">06 95 96 20 31</text:p>
      <text:p text:style-name="P17"><text:span text:style-name="T11">hugo.doueil</text:span><text:span text:style-name="T10">1</text:span><text:span text:style-name="T11">@</text:span><text:span text:style-name="T10">lycée-pardailhan.fr</text:span></text:p>
      <text:p text:style-name="P1"/>
      <text:p text:style-name="P2">[NOM ENTREPRISE]</text:p>
      <text:p text:style-name="P3">A l'attention de [NOM RECRUTEUR]</text:p>
      <text:p text:style-name="P4">Adresse de l'entreprise</text:p>
      <text:p text:style-name="P4">Code Postal Ville</text:p>
      <text:p text:style-name="P6"/>
      <text:p text:style-name="P7"><text:s text:c="49"/></text:p>
      <text:p text:style-name="P7"><text:s text:c="59"/>A Auch, 03/11/20</text:p>
      <text:p text:style-name="P5"/>
      <text:p text:style-name="P16"/>
      <text:p text:style-name="P16"/>
      <text:p text:style-name="P16">OBJET : CANDIDAT SPONTANÉE A UN STAGE DANS LE CADRE D'UN BTS SERVICES INFORMATIQUES AUX ORGANISATIONS.</text:p>
      <text:p text:style-name="P8"/>
      <text:p text:style-name="P8"/>
      <text:p text:style-name="P8">Madame, <text:span text:style-name="T1">Monsieur,</text:span></text:p>
      <text:p text:style-name="P8"/>
      <text:p text:style-name="P9"><text:tab/>Actuellement en première année de BTS SIO (Services Informatiques aux Organisations) au lycée Pardailhan à Auch, je vous présente ma candidature pour un stage pratique du <text:span text:style-name="T4">31 mai </text:span>au <text:span text:style-name="T4">2 juillet 2021.</text:span></text:p>
      <text:p text:style-name="P9"/>
      <text:p text:style-name="P11"><text:tab/>Étant passion<text:span text:style-name="T2">né d'informatique depuis ma jeunesse, je possède une bonne maîtrise des langages de programmation ainsi que des compétences solides dans la gestion des systèmes d'informations et des bases de données. Dynamique, créatif, et méthodique, je suis grandement intéressé par les nouvelles technologies et je sais depuis plusieurs années que je me destine à travailler dans ce domaine épanouissant. Ainsi, ce stage dans votre entreprise me parait indispensable pour consolider mon projet professionnel. Je sais travailler en groupe de travaux et, étant donné le contexte actuel, j'ai la capacité de travailler en télé-travail si j'y suis restreint.</text:span></text:p>
      <text:p text:style-name="P10"/>
      <text:p text:style-name="P10"><text:tab/><text:span text:style-name="T3">Une entreprise innovante avec une si bonne réputation comme la vôtre dispose d'un important réseau informatique, ce qui me permettrait de participer à sa mise en place, sa maintenance et sa sécurité. </text:span></text:p>
      <text:p text:style-name="P10"/>
      <text:p text:style-name="P10"/>
      <text:p text:style-name="P12">Le curriculum vitae ci-joint vous expose le détail de mes études, et je suis disponible dès à présent pour vous rencontrer à votre convenance afin d'envisager l'éven<text:span text:style-name="T5">tualité d'un recrutement.</text:span></text:p>
      <text:p text:style-name="P12"/>
      <text:p text:style-name="P12"/>
      <text:p text:style-name="P13">Je vous prie de croire, Madame, Monsieur, à l'assurance de mon dévouement le plus sincère.</text:p>
      <text:p text:style-name="P13"/>
      <text:p text:style-name="P13"/>
      <text:p text:style-name="P13"/>
      <text:p text:style-name="P13"/>
      <text:p text:style-name="P14"/>
      <text:p text:style-name="P14"/>
      <text:p text:style-name="P14">[SIGNATURE]</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0M12S</meta:editing-duration>
    <meta:editing-cycles>28</meta:editing-cycles>
    <meta:generator>LibreOffice/4.4.3.2$Windows_x86 LibreOffice_project/88805f81e9fe61362df02b9941de8e38a9b5fd16</meta:generator>
    <dc:date>2020-11-03T17:51:15.192000000</dc:date>
    <meta:document-statistic meta:table-count="0" meta:image-count="0" meta:object-count="0" meta:page-count="1" meta:paragraph-count="18" meta:word-count="256" meta:character-count="1779" meta:non-whitespace-character-count="1428"/>
    <meta:user-defined meta:name="Info 1"/>
    <meta:user-defined meta:name="Info 2"/>
    <meta:user-defined meta:name="Info 3"/>
    <meta:user-defined meta:name="Info 4"/>
  </office:meta>
</office:document-meta>
</file>